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523" officeooo:paragraph-rsid="001bf523"/>
    </style:style>
    <style:style style:name="P2" style:family="paragraph" style:parent-style-name="Standard">
      <style:text-properties officeooo:paragraph-rsid="001bf523"/>
    </style:style>
    <style:style style:name="P3" style:family="paragraph" style:parent-style-name="Standard">
      <style:text-properties style:font-name="FreeMono" officeooo:paragraph-rsid="001bf523"/>
    </style:style>
    <style:style style:name="P4" style:family="paragraph" style:parent-style-name="Standard">
      <style:text-properties style:font-name="FreeMono" officeooo:rsid="001bf523" officeooo:paragraph-rsid="001bf523"/>
    </style:style>
    <style:style style:name="P5" style:family="paragraph" style:parent-style-name="Standard">
      <style:text-properties style:font-name="FreeMono" officeooo:rsid="001bf523" officeooo:paragraph-rsid="001de1db"/>
    </style:style>
    <style:style style:name="P6" style:family="paragraph" style:parent-style-name="Text_20_body">
      <style:paragraph-properties fo:margin-top="0.0835in" fo:margin-bottom="0in" loext:contextual-spacing="false" style:writing-mode="lr-tb"/>
      <style:text-properties loext:padding="0in" loext:border="none"/>
    </style:style>
    <style:style style:name="T1" style:family="text">
      <style:text-properties officeooo:rsid="001bf523"/>
    </style:style>
    <style:style style:name="T2" style:family="text">
      <style:text-properties fo:font-variant="normal" fo:text-transform="none" fo:color="#0d0d0d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0d0d0d" fo:font-size="12pt" fo:letter-spacing="normal" fo:font-style="normal" fo:font-weight="normal"/>
    </style:style>
    <style:style style:name="T4" style:family="text">
      <style:text-properties fo:font-variant="normal" fo:text-transform="none" fo:color="#0d0d0d" fo:font-size="12pt" fo:letter-spacing="normal" fo:font-style="normal" fo:font-weight="normal" officeooo:rsid="001de1db"/>
    </style:style>
    <style:style style:name="T5" style:family="text">
      <style:text-properties fo:font-variant="normal" fo:text-transform="none" fo:color="#0d0d0d" style:font-name="Liberation Serif" fo:font-size="12pt" fo:letter-spacing="normal" fo:font-style="normal" fo:font-weight="normal"/>
    </style:style>
    <style:style style:name="T6" style:family="text">
      <style:text-properties fo:font-variant="normal" fo:text-transform="none" fo:color="#0d0d0d" style:font-name="Liberation Serif" fo:font-size="12pt" fo:letter-spacing="normal" fo:font-style="normal" fo:font-weight="normal" officeooo:rsid="001bf523"/>
    </style:style>
    <style:style style:name="T7" style:family="text">
      <style:text-properties style:font-name="FreeMono"/>
    </style:style>
    <style:style style:name="T8" style:family="text">
      <style:text-properties style:font-name="FreeMono" officeooo:rsid="001bf523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V32I Ejercicios con llamadas al sistemas</text:span></text:p>
      <text:p text:style-name="P2"/>
      <text:p text:style-name="P2"><text:span text:style-name="T1">1º <text:s/>Desarrolla un programa en ensamblador RV32I capaz de leer dos números enteros de teclado y mostrar por pantalla la suma de ellos.</text:span></text:p>
      <text:p text:style-name="P2"/>
      <text:p text:style-name="P3">.data</text:p>
      <text:p text:style-name="P3">cadena1: .string "Introduce el primer número: "</text:p>
      <text:p text:style-name="P3">cadena2: .string "Introduce el segundo número: "</text:p>
      <text:p text:style-name="P3">cadena3: .string "La suma es: "</text:p>
      <text:p text:style-name="P3"/>
      <text:p text:style-name="P3">.text</text:p>
      <text:p text:style-name="P3"># Leer el primer número</text:p>
      <text:p text:style-name="P3">addi a7, zero, 4 #print string</text:p>
      <text:p text:style-name="P3">la a0, cadena1</text:p>
      <text:p text:style-name="P3">ecall</text:p>
      <text:p text:style-name="P3">addi a7, zero, 5 #read int</text:p>
      <text:p text:style-name="P3">ecall</text:p>
      <text:p text:style-name="P3">add t0, zero, a0 # Guarda el primer número en t0</text:p>
      <text:p text:style-name="P3"/>
      <text:p text:style-name="P3"># Leer el segundo número</text:p>
      <text:p text:style-name="P3">addi a7, zero, 4 #print string</text:p>
      <text:p text:style-name="P3">la a0, cadena2</text:p>
      <text:p text:style-name="P3">ecall</text:p>
      <text:p text:style-name="P3">addi a7, zero, 5 #read int</text:p>
      <text:p text:style-name="P3">ecall</text:p>
      <text:p text:style-name="P3">add t1, zero, a0 # Guarda el segundo número en t1</text:p>
      <text:p text:style-name="P3"/>
      <text:p text:style-name="P3"># Sumar los dos números</text:p>
      <text:p text:style-name="P3">add t2, t0, t1</text:p>
      <text:p text:style-name="P3"/>
      <text:p text:style-name="P3"># Mostrar la suma</text:p>
      <text:p text:style-name="P3">addi a7, zero, 4 #print string</text:p>
      <text:p text:style-name="P3">la a0, cadena3</text:p>
      <text:p text:style-name="P3">ecall</text:p>
      <text:p text:style-name="P3">addi a7, zero, 1 #print int</text:p>
      <text:p text:style-name="P3">add a0, t2, zero</text:p>
      <text:p text:style-name="P3">ecall</text:p>
      <text:p text:style-name="P4"/>
      <text:p text:style-name="P4"/>
      <text:p text:style-name="P1"><text:span text:style-name="T5">2º Desarrolla un programa en el ensamblador RV32I que recorra un vector de 10 posiciones a partir de la dirección 0x10010000 e indicque por pantalla el número de posiciones del vector cuyo contenido es 0</text:span></text:p>
      <text:p text:style-name="P1"><text:span text:style-name="T5"/></text:p>
      <text:p text:style-name="P4"><text:span text:style-name="T3">.data</text:span></text:p>
      <text:p text:style-name="P4"><text:span text:style-name="T3">vector:<text:tab/>.half <text:tab/>0x1234, 0x4321, 0x0000, 0xAAAA, 0x5555, 0x2983, 0xBBC4, 0x0023, 0x0000, 0x7272</text:span></text:p>
      <text:p text:style-name="P4"><text:span text:style-name="T3">str: <text:tab/>.string "El número de posiciones vacías es "</text:span></text:p>
      <text:p text:style-name="P4"><text:span text:style-name="T3"/></text:p>
      <text:p text:style-name="P4"><text:span text:style-name="T3">.text</text:span></text:p>
      <text:p text:style-name="P4"><text:span text:style-name="T3"/></text:p>
      <text:p text:style-name="P4"><text:span text:style-name="T3"><text:tab/><text:tab/>la <text:tab/>a0, vector<text:tab/><text:tab/>#Posición inicial vector</text:span></text:p>
      <text:p text:style-name="P4"><text:span text:style-name="T3"><text:tab/><text:tab/>addi<text:tab/>t0, zero, 10<text:tab/><text:tab/>#Número de halfs a leer </text:span><text:span text:style-name="T4"><text:tab/><text:tab/><text:tab/><text:tab/><text:tab/><text:tab/><text:tab/><text:tab/><text:tab/>#</text:span><text:span text:style-name="T3">contador de iteraciones del </text:span><text:span text:style-name="T4"><text:tab/><text:tab/><text:tab/><text:tab/><text:tab/><text:tab/><text:tab/><text:tab/>#</text:span><text:span text:style-name="T3">bucle)</text:span></text:p>
      <text:p text:style-name="P4"><text:span text:style-name="T3"/></text:p>
      <text:p text:style-name="P4"><text:span text:style-name="T3"><text:tab/><text:tab/>add<text:tab/>s0, zero, zero<text:tab/><text:tab/>#resultado (contador de datos </text:span><text:span text:style-name="T4"><text:tab/><text:tab/><text:tab/><text:tab/><text:tab/><text:tab/><text:tab/>#</text:span><text:span text:style-name="T3">half a 0)</text:span></text:p>
      <text:p text:style-name="P4"><text:span text:style-name="T3"><text:tab/><text:tab/><text:tab/></text:span></text:p>
      <text:p text:style-name="P4"><text:soft-page-break/><text:span text:style-name="T3">loop:<text:tab/>lh <text:tab/>t1, (a0)<text:tab/><text:tab/>#cargamos posición </text:span><text:span text:style-name="T4"><text:tab/><text:tab/><text:tab/><text:tab/><text:tab/><text:tab/><text:tab/><text:tab/><text:tab/><text:tab/>#</text:span><text:span text:style-name="T3">correspondi</text:span><text:span text:style-name="T4">e</text:span><text:span text:style-name="T3">nte del vector</text:span></text:p>
      <text:p text:style-name="P4"><text:span text:style-name="T3"><text:tab/><text:tab/>bne<text:tab/>t1, zero, sig<text:tab/>#Si no es zero saltamos a sig</text:span></text:p>
      <text:p text:style-name="P4"><text:span text:style-name="T3"><text:tab/><text:tab/>addi<text:tab/>s0, s0, 1<text:tab/><text:tab/>#<text:tab/>pero si es zero, incrementamos </text:span><text:span text:style-name="T4"><text:tab/><text:tab/><text:tab/><text:tab/><text:tab/><text:tab/>#</text:span><text:span text:style-name="T3">el contador (hemos encontrado un 0)</text:span></text:p>
      <text:p text:style-name="P4"><text:span text:style-name="T3"/></text:p>
      <text:p text:style-name="P4"><text:span text:style-name="T3">sig:<text:tab/><text:tab/>addi<text:tab/>a0, a0, 2<text:tab/><text:tab/>#siguiente posición (half) del vector </text:span></text:p>
      <text:p text:style-name="P4"><text:span text:style-name="T3"><text:tab/><text:tab/>addi<text:tab/>t0, t0, -1<text:tab/>#decrementamos contador de </text:span><text:span text:style-name="T4"><text:tab/><text:tab/><text:tab/><text:tab/><text:tab/><text:tab/><text:tab/><text:tab/>#</text:span><text:span text:style-name="T3">iteraciones</text:span></text:p>
      <text:p text:style-name="P4"><text:span text:style-name="T3"><text:tab/><text:tab/>bne<text:tab/>t0, zero, loop<text:tab/>#mientras no lleguemos a 0 seguimos </text:span><text:span text:style-name="T4"><text:tab/><text:tab/><text:tab/><text:tab/><text:tab/><text:tab/>#</text:span><text:span text:style-name="T3">leyendo del vector</text:span></text:p>
      <text:p text:style-name="P4"><text:span text:style-name="T3"><text:tab/><text:tab/></text:span></text:p>
      <text:p text:style-name="P4"><text:span text:style-name="T3"><text:tab/><text:tab/>la<text:tab/>a0, str<text:tab/><text:tab/>#Posición de</text:span><text:span text:style-name="T4"> la cadena en a0</text:span></text:p>
      <text:p text:style-name="P4"><text:span text:style-name="T3"><text:tab/><text:tab/>li <text:tab/>a7, 4</text:span><text:span text:style-name="T4"><text:tab/><text:tab/>#syscall 4 -&gt; mostrar string</text:span></text:p>
      <text:p text:style-name="P4"><text:span text:style-name="T3"><text:tab/><text:tab/>ecall</text:span><text:span text:style-name="T4"><text:tab/><text:tab/><text:tab/>#Mostramos cadena "el número de ..."</text:span></text:p>
      <text:p text:style-name="P4"><text:span text:style-name="T4"/></text:p>
      <text:p text:style-name="P4"><text:span text:style-name="T3"><text:tab/><text:tab/>add<text:tab/>a0, zero, s0</text:span><text:span text:style-name="T4"><text:tab/>#Cargamos contador en a0</text:span></text:p>
      <text:p text:style-name="P5"><text:span text:style-name="T3"><text:tab/><text:tab/>addi<text:tab/>a7, zero, 1</text:span><text:span text:style-name="T4"><text:tab/>#syscall 1 -&gt; mostrar string</text:span></text:p>
      <text:p text:style-name="P4"><text:span text:style-name="T3"><text:tab/><text:tab/>ecall</text:span><text:span text:style-name="T4"><text:tab/><text:tab/><text:tab/>#Mostramos el número</text:span></text:p>
      <text:p text:style-name="P1"><text:span text:style-name="T5"/></text:p>
      <text:p text:style-name="P2"><text:span text:style-name="T6">3º </text:span>Desarrolla un programa en el ensamblado<text:span text:style-name="T1">r</text:span> RV32I que<text:span text:style-name="T1"> lea </text:span>tres números enteros <text:span text:style-name="T1">de teclado </text:span>y muestre por pantalla el mayor de ellos<text:line-break/><text:line-break/><text:span text:style-name="T7">.data<text:line-break/>cadena1: .string "Introduce el "<text:line-break/>cadena2: .string "primer "<text:line-break/>cadena3: .string "segundo "<text:line-break/>cadena4: .string "tercer "<text:line-break/>cadena5: .string "número: "<text:line-break/>cadena6: .string "El número mayor es: "<text:line-break/><text:line-break/>.text<text:line-break/>#1º Leer el primer número<text:line-break/>addi a7, zero, 4 #print string<text:line-break/>la a0, cadena1<text:line-break/>ecall # muestra "introduce el"<text:line-break/>la a0, cadena2<text:line-break/>ecall # muestra "primer"<text:line-break/>la a0, cadena5<text:line-break/>ecall # muestra "número:"<text:line-break/>addi a7, zero, 5 #read int<text:line-break/>ecall<text:line-break/>add t0, zero, a0 #Guarda primer número en t0<text:line-break/></text:span></text:p>
      <text:p text:style-name="P2"><text:span text:style-name="T7">#2º Leer el segundo número<text:line-break/>addi a7, zero, 4 #print string<text:line-break/>la a0, cadena1<text:line-break/>ecall # muestra "introduce el"<text:line-break/>la a0, cadena3<text:line-break/>ecall # muestra "segundo "<text:line-break/>la a0, cadena5<text:line-break/>ecall # muestra "número: "<text:line-break/>addi a7, zero, 5 #read int<text:line-break/>ecall<text:line-break/>bge t0, a0, siguiente #si el nuevo es emnor o igual saltamos<text:line-break/>add t0, zero, a0 #sino, actualizamos t0 con el nuevo número (que es máximo)<text:line-break/><text:line-break/>#</text:span><text:span text:style-name="T8">3º </text:span><text:span text:style-name="T7">Leer el tercer número<text:line-break/></text:span><text:soft-page-break/><text:span text:style-name="T7">siguiente: addi a7, zero, 4 #print string<text:line-break/>la a0, cadena1<text:line-break/>ecall # muestra "introduce el "<text:line-break/>la a0, cadena4<text:line-break/>ecall # muestra "tercer "<text:line-break/>la a0, cadena5<text:line-break/>ecall # muestra "número: "<text:line-break/>addi a7, zero, 5 #read int<text:line-break/>ecall<text:line-break/>bge t0, a0, siguiente2 #si el máximo anterior es mayor o igual saltamos<text:line-break/>add t0, zero, a0 #si no, actualizamos máximo con el valro nuevo (a0)<text:line-break/><text:line-break/>#</text:span><text:span text:style-name="T8">4º </text:span><text:span text:style-name="T7">mostramos el valor máximo<text:line-break/>siguiente2: addi a7, zero, 4 #print string<text:line-break/>la a0, cadena6<text:line-break/>ecall # muestra "El valor máximo es: "<text:line-break/>addi a7, zero, 1 #print int<text:line-break/>add a0, t0, zero #carga en a0 el valor máximo de los tres<text:line-break/>ecall # muestra el número</text:span></text:p>
      <text:section text:style-name="Sect1" text:name=":2n">
        <text:section text:style-name="Sect1" text:name=":z5">
          <text:p text:style-name="P6"/>
        </text:section>
      </text:section>
      <text:p text:style-name="P4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1T18:57:06.432791722</meta:creation-date>
    <dc:date>2024-03-11T19:11:07.101291033</dc:date>
    <meta:editing-duration>PT3M9S</meta:editing-duration>
    <meta:editing-cycles>1</meta:editing-cycles>
    <meta:document-statistic meta:table-count="0" meta:image-count="0" meta:object-count="0" meta:page-count="3" meta:paragraph-count="54" meta:word-count="639" meta:character-count="3569" meta:non-whitespace-character-count="2872"/>
    <meta:generator>LibreOffice/6.4.7.2$Linux_X86_64 LibreOffice_project/40$Build-2</meta:generator>
  </office:meta>
</office:document-meta>
</file>